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bold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/>
    </style:style>
    <style:style style:name="T4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0.935cm" svg:y="1.008cm">
          <draw:text-box>
            <text:p text:style-name="P1"><text:span text:style-name="T1"/></text:p>
            <text:p text:style-name="P2"><text:span text:style-name="T2">Exodus 24: 3-11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list text:style-name="L1">
              <text:list-header>
                <text:p text:style-name="P2"><text:span text:style-name="T3">Jeremiah 31: 31-34</text:span></text:p>
              </text:list-header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list text:style-name="L1">
              <text:list-header>
                <text:p text:style-name="P2"><text:span text:style-name="T3">Romans 12: 1-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list text:style-name="L1">
              <text:list-header>
                <text:p text:style-name="P2"><text:span text:style-name="T3">John 15: 1 -1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4">Font: 54</text:span></text:p>
            <text:p text:style-name="P5"><text:span text:style-name="T4">Colour: Yellow (no number)</text:span><text:span text:style-name="T5"> </text:span></text:p>
            <text:p text:style-name="P5"><text:span text:style-name="T5"/></text:p>
            <text:p text:style-name="P5"><text:span text:style-name="T2">Font: 54</text:span></text:p>
            <text:p text:style-name="P5"><text:span text:style-name="T2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1M</meta:editing-duration>
    <meta:editing-cycles>58</meta:editing-cycles>
    <meta:generator>LibreOffice/6.0.6.2$Linux_X86_64 LibreOffice_project/00m0$Build-2</meta:generator>
    <dc:date>2019-01-02T09:43:55.089121995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